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8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8" style:family="graphic" style:parent-style-name="objectwithoutfill">
      <style:graphic-properties draw:marker-end="Arrowheads_20_3" draw:marker-end-width="0.3cm" draw:fill="none" draw:textarea-vertical-align="middle"/>
    </style:style>
    <style:style style:name="gr3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0" style:family="graphic" style:parent-style-name="objectwithoutfill">
      <style:graphic-properties draw:marker-end="Arrowheads_20_2" draw:marker-end-width="0.3cm" draw:fill="none" draw:textarea-vertical-align="middle"/>
    </style:style>
    <style:style style:name="gr4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4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8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P4" style:family="paragraph">
      <style:paragraph-properties fo:text-align="center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ff00ff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02cm" svg:height="0.4cm" svg:x="4.97cm" svg:y="2.499cm">
          <text:p text:style-name="P1"><text:span text:style-name="T1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302cm" svg:height="0.4cm" svg:x="4.97cm" svg:y="2.898cm">
          <text:p text:style-name="P1"><text:span text:style-name="T1"><text:s text:c="2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4.97cm" svg:y="3.7cm">
          <text:p text:style-name="P1"><text:span text:style-name="T1"><text:s text:c="2"/></text:span><text:span text:style-name="T1">.sel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3.302cm" svg:height="0.4cm" svg:x="0.263cm" svg:y="4.299cm">
          <text:p text:style-name="P1"><text:span text:style-name="T1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302cm" svg:height="0.4cm" svg:x="0.263cm" svg:y="4.699cm">
          <text:p text:style-name="P1"><text:span text:style-name="T1"><text:s text:c="2"/></text:span><text:span text:style-name="T1">.kobj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302cm" svg:height="0.4cm" svg:x="0.263cm" svg:y="5.099cm">
          <text:p text:style-name="P1"><text:span text:style-name="T1"><text:s text:c="2"/></text:span><text:span text:style-name="T1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302cm" svg:height="0.4cm" svg:x="0.263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302cm" svg:height="0.4cm" svg:x="0.263cm" svg:y="5.8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302cm" svg:height="0.4cm" svg:x="4.97cm" svg:y="1.598cm">
          <text:p text:style-name="P1"><text:span text:style-name="T2">usb_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3.565cm" svg:y1="5.299cm" svg:x2="4.97cm" svg:y2="2.699cm" draw:start-shape="id1" draw:start-glue-point="1" draw:end-shape="id2" draw:end-glue-point="3" svg:d="M3565 5299c1054 0 352-2600 1405-2600" svg:viewBox="0 0 1406 2601">
          <text:p/>
        </draw:connector>
        <draw:custom-shape draw:style-name="gr9" draw:text-style-name="P2" draw:layer="layout" svg:width="3.302cm" svg:height="0.4cm" svg:x="0.263cm" svg:y="2.5cm">
          <text:p text:style-name="P1"><text:span text:style-name="T1">struct pci_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302cm" svg:height="0.4cm" svg:x="0.263cm" svg:y="2.9cm">
          <text:p text:style-name="P1"><text:span text:style-name="T1"><text:s text:c="2"/></text:span><text:span text:style-name="T1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302cm" svg:height="0.4cm" svg:x="0.263cm" svg:y="3.301cm">
          <text:p text:style-name="P1"><text:span text:style-name="T1"><text:s text:c="2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302cm" svg:height="0.4cm" svg:x="9.54cm" svg:y="2.898cm">
          <text:p text:style-name="P1"><text:span text:style-name="T1">struct hc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302cm" svg:height="0.4cm" svg:x="9.54cm" svg:y="3.298cm">
          <text:p text:style-name="P1"><text:span text:style-name="T1"><text:s text:c="2"/></text:span><text:span text:style-name="T1">.fla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9.541cm" svg:y="3.699cm">
          <text:p text:style-name="P1"><text:span text:style-name="T1"><text:s text:c="2"/></text:span><text:span text:style-name="T1">.re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8.272cm" svg:y1="3.098cm" svg:x2="9.541cm" svg:y2="2.699cm" draw:start-shape="id3" draw:start-glue-point="1" draw:end-shape="id4" draw:end-glue-point="3" svg:d="M8272 3098c952 0 318-399 1269-399" svg:viewBox="0 0 1270 400">
          <text:p/>
        </draw:connector>
        <draw:custom-shape draw:style-name="gr13" draw:text-style-name="P3" xml:id="id4" draw:id="id4" draw:layer="layout" svg:width="3.302cm" svg:height="0.4cm" svg:x="9.541cm" svg:y="2.499cm">
          <text:p text:style-name="P1"><text:span text:style-name="T2">uhci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.302cm" svg:height="0.4cm" svg:x="4.97cm" svg:y="4.498cm">
          <text:p text:style-name="P1"><text:span text:style-name="T1"><text:s text:c="4"/></text:span><text:span text:style-name="T1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.302cm" svg:height="0.4cm" svg:x="4.97cm" svg:y="4.895cm">
          <text:p text:style-name="P1"><text:span text:style-name="T1"><text:s text:c="4"/></text:span><text:span text:style-name="T1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3.302cm" svg:height="0.4cm" svg:x="4.97cm" svg:y="5.296cm">
          <text:p text:style-name="P1"><text:span text:style-name="T1"><text:s text:c="4"/></text:span><text:span text:style-name="T1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302cm" svg:height="0.4cm" svg:x="4.97cm" svg:y="6.098cm">
          <text:p text:style-name="P1"><text:span text:style-name="T1"><text:s text:c="2"/></text:span><text:span text:style-name="T1">.rh_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302cm" svg:height="0.4cm" svg:x="4.97cm" svg:y="6.896cm">
          <text:p text:style-name="P1"><text:span text:style-name="T1"><text:s text:c="4"/></text:span><text:span text:style-name="T1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8.272cm" svg:y1="7.096cm" svg:x2="8.272cm" svg:y2="2.699cm" draw:start-shape="id5" draw:start-glue-point="1" draw:end-shape="id2" draw:end-glue-point="1" svg:d="M8272 7096c753 0 753-4397 0-4397" svg:viewBox="0 0 566 4398">
          <text:p/>
        </draw:connector>
        <draw:custom-shape draw:style-name="gr3" draw:text-style-name="P2" draw:layer="layout" svg:width="3.302cm" svg:height="0.4cm" svg:x="4.97cm" svg:y="6.497cm">
          <text:p text:style-name="P1"><text:span text:style-name="T1"><text:s text:c="4"/></text:span><text:span text:style-name="T1">.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302cm" svg:height="0.4cm" svg:x="4.97cm" svg:y="8.498cm">
          <text:p text:style-name="P1"><text:span text:style-name="T1"><text:s text:c="2"/></text:span><text:span text:style-name="T1">.io_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.302cm" svg:height="0.4cm" svg:x="0.263cm" svg:y="6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02cm" svg:height="0.4cm" svg:x="0.263cm" svg:y="6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4" draw:layer="layout" draw:type="curve" svg:x1="4.97cm" svg:y1="1.798cm" svg:x2="4.97cm" svg:y2="5.496cm" draw:start-shape="id6" draw:start-glue-point="3" draw:end-shape="id7" draw:end-glue-point="3" svg:d="M4970 1798c-751 0-751 3698 0 3698" svg:viewBox="0 0 564 3699">
          <text:p/>
        </draw:connector>
        <draw:connector draw:style-name="gr20" draw:text-style-name="P4" draw:layer="layout" draw:type="curve" svg:x1="8.272cm" svg:y1="5.496cm" svg:x2="8.272cm" svg:y2="1.798cm" draw:start-shape="id7" draw:start-glue-point="1" draw:end-shape="id6" draw:end-glue-point="1" svg:d="M8272 5496c753 0 753-3698 0-3698" svg:viewBox="0 0 566 3699">
          <text:p/>
        </draw:connector>
        <draw:custom-shape draw:style-name="gr3" draw:text-style-name="P2" xml:id="id8" draw:id="id8" draw:layer="layout" svg:width="3.302cm" svg:height="0.4cm" svg:x="4.97cm" svg:y="5.697cm">
          <text:p text:style-name="P1"><text:span text:style-name="T1"><text:s text:c="4"/></text:span><text:span text:style-name="T1">.*root_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9" draw:id="id9" draw:layer="layout" svg:width="3.302cm" svg:height="0.4cm" svg:x="9.543cm" svg:y="6.798cm">
          <text:p text:style-name="P1"><text:span text:style-name="T1">struct 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3.302cm" svg:height="0.4cm" svg:x="9.543cm" svg:y="7.198cm">
          <text:p text:style-name="P1"><text:span text:style-name="T1"><text:s text:c="2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9.544cm" svg:y="7.599cm">
          <text:p text:style-name="P1"><text:span text:style-name="T1"><text:s text:c="2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8.272cm" svg:y1="5.897cm" svg:x2="9.543cm" svg:y2="6.998cm" draw:start-shape="id8" draw:start-glue-point="1" draw:end-shape="id9" svg:d="M8272 5897c954 0 319 1101 1271 1101" svg:viewBox="0 0 1272 1102">
          <text:p/>
        </draw:connector>
        <draw:custom-shape draw:style-name="gr23" draw:text-style-name="P2" draw:layer="layout" svg:width="3.302cm" svg:height="0.4cm" svg:x="9.541cm" svg:y="4.099cm">
          <text:p text:style-name="P1"><text:span text:style-name="T1"><text:s text:c="2"/></text:span><text:span text:style-name="T1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302cm" svg:height="0.4cm" svg:x="4.97cm" svg:y="3.3cm">
          <text:p text:style-name="P1"><text:span text:style-name="T1"><text:s text:c="2"/></text:span><text:span text:style-name="T1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0.263cm" svg:y1="3.501cm" svg:x2="0.263cm" svg:y2="4.499cm" draw:start-shape="id10" draw:start-glue-point="3" draw:end-shape="id11" draw:end-glue-point="3" svg:d="M263 3501c-751 0-751 998 0 998" svg:viewBox="0 0 564 999">
          <text:p/>
        </draw:connector>
        <draw:custom-shape draw:style-name="gr25" draw:text-style-name="P2" draw:layer="layout" svg:width="3.302cm" svg:height="0.4cm" svg:x="9.543cm" svg:y="4.498cm">
          <text:p text:style-name="P1"><text:span text:style-name="T1"><text:s text:c="2"/></text:span><text:span text:style-name="T1">.hub_status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3.302cm" svg:height="0.4cm" svg:x="4.97cm" svg:y="7.301cm">
          <text:p text:style-name="P1"><text:span text:style-name="T1"><text:s text:c="2"/></text:span><text:span text:style-name="T1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2" draw:id="id12" draw:layer="layout" svg:width="3.302cm" svg:height="0.4cm" svg:x="9.544cm" svg:y="4.899cm">
          <text:p text:style-name="P1"><text:span text:style-name="T1"><text:s text:c="2"/></text:span><text:span text:style-name="T1">.urb_enqueu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3" draw:id="id13" draw:layer="layout" svg:width="3.302cm" svg:height="0.4cm" svg:x="14.827cm" svg:y="2.198cm">
          <text:p text:style-name="P1"><text:span text:style-name="T1">uhci_urb_en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2.846cm" svg:y1="5.099cm" svg:x2="14.827cm" svg:y2="2.398cm" draw:start-shape="id12" draw:start-glue-point="1" draw:end-shape="id13" draw:end-glue-point="3" svg:d="M12846 5099c1486 0 496-2701 1981-2701" svg:viewBox="0 0 1982 2702">
          <text:p/>
        </draw:connector>
        <draw:custom-shape draw:style-name="gr29" draw:text-style-name="P2" xml:id="id17" draw:id="id17" draw:layer="layout" svg:width="3.302cm" svg:height="0.4cm" svg:x="14.827cm" svg:y="10.299cm">
          <text:p text:style-name="P1"><text:span text:style-name="T1">struct u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3" draw:id="id33" draw:layer="layout" svg:width="3.302cm" svg:height="0.4cm" svg:x="14.827cm" svg:y="10.699cm">
          <text:p text:style-name="P1"><text:span text:style-name="T1"><text:s text:c="2"/></text:span><text:span text:style-name="T1">.urb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3.302cm" svg:height="0.4cm" svg:x="14.827cm" svg:y="11.1cm">
          <text:p text:style-name="P1"><text:span text:style-name="T1"><text:s text:c="2"/></text:span><text:span text:style-name="T1">.*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15" draw:id="id15" draw:layer="layout" svg:width="3.302cm" svg:height="0.4cm" svg:x="14.827cm" svg:y="7.897cm">
          <text:p text:style-name="P1"><text:span text:style-name="T1">struct usb_host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4" draw:id="id34" draw:layer="layout" svg:width="3.302cm" svg:height="0.4cm" svg:x="14.827cm" svg:y="8.297cm">
          <text:p text:style-name="P1"><text:span text:style-name="T1"><text:s text:c="2"/></text:span><text:span text:style-name="T1">.urb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0" draw:id="id20" draw:layer="layout" svg:width="3.302cm" svg:height="0.4cm" svg:x="14.827cm" svg:y="8.698cm">
          <text:p text:style-name="P1"><text:span text:style-name="T1"><text:s text:c="2"/></text:span><text:span text:style-name="T1">.hcpri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3.302cm" svg:height="0.4cm" svg:x="4.97cm" svg:y="4.099cm">
          <text:p text:style-name="P1"><text:span text:style-name="T1"><text:s text:c="4"/></text:span><text:span text:style-name="T1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draw:line-skew="-0.348cm" svg:x1="14.827cm" svg:y1="11.3cm" svg:x2="14.827cm" svg:y2="8.097cm" draw:start-shape="id14" draw:start-glue-point="3" draw:end-shape="id15" draw:end-glue-point="3" svg:d="M14827 11300c-1273 0-1273-3203 0-3203" svg:viewBox="0 0 956 3204">
          <text:p/>
        </draw:connector>
        <draw:custom-shape draw:style-name="gr34" draw:text-style-name="P2" xml:id="id19" draw:id="id19" draw:layer="layout" svg:width="3.302cm" svg:height="0.4cm" svg:x="14.827cm" svg:y="14.797cm">
          <text:p text:style-name="P1"><text:span text:style-name="T1">struct urb_priv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16" draw:id="id16" draw:layer="layout" svg:width="3.302cm" svg:height="0.4cm" svg:x="14.827cm" svg:y="15.197cm">
          <text:p text:style-name="P1"><text:span text:style-name="T1"><text:s text:c="2"/></text:span><text:span text:style-name="T1">.*u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8" draw:id="id18" draw:layer="layout" svg:width="3.302cm" svg:height="0.4cm" svg:x="14.827cm" svg:y="11.501cm">
          <text:p text:style-name="P1"><text:span text:style-name="T1"><text:s text:c="2"/></text:span><text:span text:style-name="T1">.*hcpri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8.129cm" svg:y1="15.397cm" svg:x2="18.129cm" svg:y2="10.499cm" draw:start-shape="id16" draw:start-glue-point="1" draw:end-shape="id17" draw:end-glue-point="1" svg:d="M18129 15397c753 0 753-4898 0-4898" svg:viewBox="0 0 566 4899">
          <text:p/>
        </draw:connector>
        <draw:connector draw:style-name="gr8" draw:text-style-name="P4" draw:layer="layout" draw:type="curve" svg:x1="14.827cm" svg:y1="11.701cm" svg:x2="14.827cm" svg:y2="14.997cm" draw:start-shape="id18" draw:start-glue-point="3" draw:end-shape="id19" draw:end-glue-point="3" svg:d="M14827 11701c-751 0-751 3296 0 3296" svg:viewBox="0 0 564 3297">
          <text:p/>
        </draw:connector>
        <draw:custom-shape draw:style-name="gr3" draw:text-style-name="P2" xml:id="id32" draw:id="id32" draw:layer="layout" svg:width="3.302cm" svg:height="0.4cm" svg:x="14.827cm" svg:y="15.999cm">
          <text:p text:style-name="P1"><text:span text:style-name="T1"><text:s text:c="2"/></text:span><text:span text:style-name="T1">.td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2" draw:id="id22" draw:layer="layout" svg:width="3.302cm" svg:height="0.4cm" svg:x="14.827cm" svg:y="15.599cm">
          <text:p text:style-name="P1"><text:span text:style-name="T1"><text:s text:c="2"/></text:span><text:span text:style-name="T1">.*q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8" draw:id="id28" draw:layer="layout" svg:width="3.302cm" svg:height="0.4cm" svg:x="14.827cm" svg:y="16.4cm">
          <text:p text:style-name="P1"><text:span text:style-name="T1"><text:s text:c="3"/></text:span><text:span text:style-name="T1">.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21" draw:id="id21" draw:layer="layout" svg:width="3.302cm" svg:height="0.4cm" svg:x="14.827cm" svg:y="3.098cm">
          <text:p text:style-name="P1"><text:span text:style-name="T1">struct uhci_q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26" draw:id="id26" draw:layer="layout" svg:width="3.302cm" svg:height="0.4cm" svg:x="14.827cm" svg:y="3.898cm">
          <text:p text:style-name="P1"><text:span text:style-name="T1"><text:s text:c="2"/></text:span><text:span text:style-name="T1">.*u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9" draw:id="id29" draw:layer="layout" svg:width="3.302cm" svg:height="0.4cm" svg:x="14.827cm" svg:y="4.299cm">
          <text:p text:style-name="P1"><text:span text:style-name="T1"><text:s text:c="2"/></text:span><text:span text:style-name="T1">.*dummy_t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4" draw:layer="layout" draw:type="curve" svg:x1="14.827cm" svg:y1="8.898cm" svg:x2="14.827cm" svg:y2="3.298cm" draw:start-shape="id20" draw:start-glue-point="3" draw:end-shape="id21" draw:end-glue-point="3" svg:d="M14827 8898c-751 0-751-5600 0-5600" svg:viewBox="0 0 564 5601">
          <text:p/>
        </draw:connector>
        <draw:connector draw:style-name="gr8" draw:text-style-name="P4" draw:layer="layout" draw:type="curve" draw:line-skew="0.444cm" svg:x1="18.129cm" svg:y1="15.799cm" svg:x2="18.129cm" svg:y2="3.298cm" draw:start-shape="id22" draw:start-glue-point="1" draw:end-shape="id21" draw:end-glue-point="1" svg:d="M18129 15799c1419 0 1419-12501 0-12501" svg:viewBox="0 0 1065 12502">
          <text:p/>
        </draw:connector>
        <draw:custom-shape draw:style-name="gr39" draw:text-style-name="P2" draw:layer="layout" svg:width="3.302cm" svg:height="0.4cm" svg:x="4.97cm" svg:y="8.899cm">
          <text:p text:style-name="P1"><text:span text:style-name="T1"><text:s text:c="2"/></text:span><text:span text:style-name="T1">.*qh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" draw:layer="layout" draw:type="curve" svg:x1="8.272cm" svg:y1="9.5cm" svg:x2="14.827cm" svg:y2="3.298cm" draw:start-shape="id23" draw:start-glue-point="1" draw:end-shape="id21" draw:end-glue-point="3" svg:d="M8272 9500c4917 0 1640-6202 6555-6202" svg:viewBox="0 0 6556 6203">
          <text:p/>
        </draw:connector>
        <draw:custom-shape draw:style-name="gr3" draw:text-style-name="P2" xml:id="id24" draw:id="id24" draw:layer="layout" svg:width="3.302cm" svg:height="0.4cm" svg:x="14.828cm" svg:y="11.902cm">
          <text:p text:style-name="P1"><text:span text:style-name="T1"><text:s text:c="2"/></text:span><text:span text:style-name="T1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1" draw:text-style-name="P2" draw:layer="layout" svg:width="3.302cm" svg:height="0.4cm" svg:x="4.969cm" svg:y="8.098cm">
            <text:p text:style-name="P1"><text:span text:style-name="T1">struct uhci_hc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" draw:layer="layout" svg:width="3.302cm" svg:height="0.4cm" svg:x="4.971cm" svg:y="7.702cm">
            <text:p text:style-name="P1"><text:span text:style-name="T1"><text:s text:c="2"/></text:span><text:span text:style-name="T1">.hcd_priv[0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8" draw:text-style-name="P4" draw:layer="layout" draw:type="curve" draw:line-skew="-0.397cm" svg:x1="14.828cm" svg:y1="12.102cm" svg:x2="12.845cm" svg:y2="6.998cm" draw:start-shape="id24" draw:start-glue-point="3" draw:end-shape="id9" draw:end-glue-point="1" svg:d="M14828 12102c-2082 0-1091-5104-1983-5104" svg:viewBox="0 0 1984 5105">
          <text:p/>
        </draw:connector>
        <draw:custom-shape draw:style-name="gr43" draw:text-style-name="P2" xml:id="id25" draw:id="id25" draw:layer="layout" svg:width="3.302cm" svg:height="0.4cm" svg:x="14.828cm" svg:y="3.499cm">
          <text:p text:style-name="P1"><text:span text:style-name="T1"><text:s text:c="2"/></text:span><text:span text:style-name="T1">.*h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8.13cm" svg:y1="3.699cm" svg:x2="18.129cm" svg:y2="8.097cm" draw:start-shape="id25" draw:start-glue-point="1" draw:end-shape="id15" draw:end-glue-point="1" svg:d="M18130 3699c753 0 753 4398-1 4398" svg:viewBox="0 0 567 4399">
          <text:p/>
        </draw:connector>
        <draw:connector draw:style-name="gr38" draw:text-style-name="P4" draw:layer="layout" draw:type="curve" draw:line-skew="-0.14cm" svg:x1="14.827cm" svg:y1="4.098cm" svg:x2="12.845cm" svg:y2="6.998cm" draw:start-shape="id26" draw:start-glue-point="3" draw:end-shape="id9" draw:end-glue-point="1" svg:d="M14827 4098c-1695 0-704 2900-1982 2900" svg:viewBox="0 0 1983 2901">
          <text:p/>
        </draw:connector>
        <draw:custom-shape draw:style-name="gr3" draw:text-style-name="P2" xml:id="id27" draw:id="id27" draw:layer="layout" svg:width="3.302cm" svg:height="0.4cm" svg:x="14.828cm" svg:y="5.5cm">
          <text:p text:style-name="P1"><text:span text:style-name="T1"><text:s text:c="2"/></text:span><text:span text:style-name="T1">.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" draw:layer="layout" draw:type="curve" draw:line-skew="1.16cm" svg:x1="18.13cm" svg:y1="5.7cm" svg:x2="18.129cm" svg:y2="16.6cm" draw:start-shape="id27" draw:start-glue-point="1" draw:end-shape="id28" draw:end-glue-point="1" svg:d="M18130 5700c2493 0 2493 10900-1 10900" svg:viewBox="0 0 1872 10901">
          <text:p/>
        </draw:connector>
        <draw:custom-shape draw:style-name="gr45" draw:text-style-name="P2" xml:id="id30" draw:id="id30" draw:layer="layout" svg:width="3.302cm" svg:height="0.4cm" svg:x="20.297cm" svg:y="3.199cm">
          <text:p text:style-name="P1"><text:span text:style-name="T1">struct uhci_t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31" draw:id="id31" draw:layer="layout" svg:width="3.302cm" svg:height="0.4cm" svg:x="20.297cm" svg:y="3.599cm">
          <text:p text:style-name="P1"><text:span text:style-name="T1"><text:s text:c="2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6" draw:id="id36" draw:layer="layout" svg:width="3.302cm" svg:height="0.4cm" svg:x="20.298cm" svg:y="4cm">
          <text:p text:style-name="P1"><text:span text:style-name="T1"><text:s text:c="2"/></text:span><text:span text:style-name="T1">.link /*</text:span><text:span text:style-name="T1">物理上的</text:span><text:span text:style-name="T1">*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8.129cm" svg:y1="4.499cm" svg:x2="20.297cm" svg:y2="3.399cm" draw:start-shape="id29" draw:start-glue-point="1" draw:end-shape="id30" draw:end-glue-point="3" svg:d="M18129 4499c1627 0 544-1100 2168-1100" svg:viewBox="0 0 2169 1101">
          <text:p/>
        </draw:connector>
        <draw:connector draw:style-name="gr44" draw:text-style-name="P4" draw:layer="layout" draw:type="curve" draw:line-skew="0.193cm" svg:x1="20.297cm" svg:y1="3.799cm" svg:x2="18.129cm" svg:y2="16.199cm" draw:start-shape="id31" draw:start-glue-point="3" draw:end-shape="id32" draw:end-glue-point="1" svg:d="M20297 3799c-1335 0-251 12400-2168 12400" svg:viewBox="0 0 2169 12401">
          <text:p/>
        </draw:connector>
        <draw:connector draw:style-name="gr44" draw:text-style-name="P4" draw:layer="layout" draw:type="curve" svg:x1="14.827cm" svg:y1="10.899cm" svg:x2="14.827cm" svg:y2="8.497cm" draw:start-shape="id33" draw:start-glue-point="3" draw:end-shape="id34" draw:end-glue-point="3" svg:d="M14827 10899c-751 0-751-2402 0-2402" svg:viewBox="0 0 564 2403">
          <text:p/>
        </draw:connector>
        <draw:custom-shape draw:style-name="gr3" draw:text-style-name="P2" xml:id="id35" draw:id="id35" draw:layer="layout" svg:width="3.302cm" svg:height="0.4cm" svg:x="14.829cm" svg:y="5.101cm">
          <text:p text:style-name="P1"><text:span text:style-name="T1"><text:s text:c="2"/></text:span><text:span text:style-name="T1">.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20.299cm" svg:y="4.401cm">
          <text:p text:style-name="P1"><text:span text:style-name="T1"><text:s text:c="2"/></text:span><text:span text:style-name="T1">.dma_han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8.131cm" svg:y1="5.301cm" svg:x2="20.298cm" svg:y2="4.2cm" draw:start-shape="id35" draw:start-glue-point="1" draw:end-shape="id36" draw:end-glue-point="3" svg:d="M18131 5301c1626 0 543-1101 2167-1101" svg:viewBox="0 0 2168 1102">
          <text:p/>
        </draw:connector>
        <draw:custom-shape draw:style-name="gr47" draw:text-style-name="P2" xml:id="id23" draw:id="id23" draw:layer="layout" svg:width="3.302cm" svg:height="0.4cm" svg:x="4.97cm" svg:y="9.3cm">
          <text:p text:style-name="P1"><text:span text:style-name="T1"><text:s text:c="2"/></text:span><text:span text:style-name="T1">.*next_q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7" draw:id="id37" draw:layer="layout" svg:width="3.302cm" svg:height="0.4cm" svg:x="14.83cm" svg:y="5.902cm">
          <text:p text:style-name="P1"><text:span text:style-name="T1"><text:s text:c="2"/></text:span><text:span text:style-name="T1">.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draw:layer="layout" svg:width="3.302cm" svg:height="0.4cm" svg:x="20.3cm" svg:y="5.4cm">
          <text:p text:style-name="P1"><text:span text:style-name="T1">struct uhci_q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8" draw:id="id38" draw:layer="layout" svg:width="3.302cm" svg:height="0.4cm" svg:x="20.3cm" svg:y="5.8cm">
          <text:p text:style-name="P1"><text:span text:style-name="T1"><text:s text:c="2"/></text:span><text:span text:style-name="T1">.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8.132cm" svg:y1="6.102cm" svg:x2="20.3cm" svg:y2="6cm" draw:start-shape="id37" draw:start-glue-point="1" draw:end-shape="id38" draw:end-glue-point="3" svg:d="M18132 6102c1627 0 544-102 2168-102" svg:viewBox="0 0 2169 103">
          <text:p/>
        </draw:connector>
        <draw:custom-shape draw:style-name="gr3" draw:text-style-name="P2" draw:layer="layout" svg:width="3.302cm" svg:height="0.4cm" svg:x="14.831cm" svg:y="6.303cm">
          <text:p text:style-name="P1"><text:span text:style-name="T1"><text:s text:c="2"/></text:span><text:span text:style-name="T1">.sk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14.829cm" svg:y="12.303cm">
          <text:p text:style-name="P1"><text:span text:style-name="T1"><text:s text:c="2"/></text:span><text:span text:style-name="T1">.transfer_buffer_l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3.302cm" svg:height="0.4cm" svg:x="4.97cm" svg:y="9.701cm">
          <text:p text:style-name="P1"><text:span text:style-name="T1"><text:s text:c="2"/></text:span><text:span text:style-name="T1">.*skelqh[i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14.828cm" svg:y="9.099cm">
          <text:p text:style-name="P1"><text:span text:style-name="T1"><text:s text:c="2"/></text:span><text:span text:style-name="T1">.d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14.829cm" svg:y="4.701cm">
          <text:p text:style-name="P1"><text:span text:style-name="T1"><text:s text:c="2"/></text:span><text:span text:style-name="T1">.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396cm" svg:x="14.83cm" svg:y="12.704cm">
          <text:p text:style-name="P1"><text:span text:style-name="T1"><text:s text:c="2"/></text:span><text:span text:style-name="T1">.iso_packet_desc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67.20321931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14.832cm" svg:y="6.704cm">
          <text:p text:style-name="P1"><text:span text:style-name="T1"><text:s text:c="2"/></text:span><text:span text:style-name="T1">.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02cm" svg:height="0.4cm" svg:x="4.97cm" svg:y="10.1cm">
          <text:p text:style-name="P1"><text:span text:style-name="T1"><text:s text:c="2"/></text:span><text:span text:style-name="T1">.load[MAX_PHAS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50" draw:text-style-name="P2" xml:id="id39" draw:id="id39" draw:layer="layout" svg:width="4.609cm" svg:height="0.8cm" svg:x="1.89cm" svg:y="1.764cm">
          <text:p text:style-name="P1"><text:span text:style-name="T1">uhci_hcd_init(vo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1" draw:id="id41" draw:layer="layout" svg:width="4.609cm" svg:height="0.8cm" svg:x="1.89cm" svg:y="5.466cm">
          <text:p text:style-name="P1"><text:span text:style-name="T1">usb_hcd_pci_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2" draw:id="id42" draw:layer="layout" svg:width="4.609cm" svg:height="0.8cm" svg:x="1.89cm" svg:y="7.287cm">
          <text:p text:style-name="P1"><text:span text:style-name="T1">usb_create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499cm" svg:y1="2.164cm" svg:x2="4.104cm" svg:y2="3.667cm" draw:start-shape="id39" draw:start-glue-point="1" draw:end-shape="id40" draw:end-glue-point="0" svg:d="M6499 2164h501v952h-2896v551" svg:viewBox="0 0 2897 1504">
          <text:p/>
        </draw:connector>
        <draw:custom-shape draw:style-name="gr50" draw:text-style-name="P2" xml:id="id40" draw:id="id40" draw:layer="layout" svg:width="4.609cm" svg:height="0.733cm" svg:x="1.8cm" svg:y="3.667cm">
          <text:p text:style-name="P1"><text:span text:style-name="T1">pci_register_driver(&amp;uhci_pci_driv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409cm" svg:y1="4.033cm" svg:x2="4.194cm" svg:y2="5.466cm" draw:start-shape="id40" draw:start-glue-point="1" draw:end-shape="id41" draw:end-glue-point="0" svg:d="M6409 4033h501v900h-2716v533" svg:viewBox="0 0 2717 1434">
          <text:p/>
        </draw:connector>
        <draw:connector draw:style-name="gr8" draw:text-style-name="P4" draw:layer="layout" svg:x1="6.499cm" svg:y1="5.866cm" svg:x2="4.194cm" svg:y2="7.287cm" draw:start-shape="id41" draw:start-glue-point="1" draw:end-shape="id42" draw:end-glue-point="0" svg:d="M6499 5866h501v911h-2806v510" svg:viewBox="0 0 2807 1422">
          <text:p/>
        </draw:connector>
        <draw:custom-shape draw:style-name="gr50" draw:text-style-name="P2" xml:id="id43" draw:id="id43" draw:layer="layout" svg:width="4.609cm" svg:height="0.8cm" svg:x="1.89cm" svg:y="8.588cm">
          <text:p text:style-name="P1"><text:span text:style-name="T1">pci_set_master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4" draw:id="id44" draw:layer="layout" svg:width="4.609cm" svg:height="0.8cm" svg:x="1.89cm" svg:y="9.988cm">
          <text:p text:style-name="P1"><text:span text:style-name="T1">usb_add_hcd</text:span></text:p>
          <text:p text:style-name="P1"><text:span text:style-name="T1">(hcd, hcd_irq, IRQF_SHA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4.194cm" svg:y1="8.087cm" svg:x2="4.194cm" svg:y2="8.588cm" draw:start-shape="id42" draw:start-glue-point="2" draw:end-shape="id43" draw:end-glue-point="0" svg:d="M4194 8087v501" svg:viewBox="0 0 1 502">
          <text:p/>
        </draw:connector>
        <draw:connector draw:style-name="gr8" draw:text-style-name="P4" draw:layer="layout" svg:x1="4.194cm" svg:y1="9.388cm" svg:x2="4.194cm" svg:y2="9.988cm" draw:start-shape="id43" draw:start-glue-point="2" draw:end-shape="id44" draw:end-glue-point="0" svg:d="M4194 9388v600" svg:viewBox="0 0 1 601">
          <text:p/>
        </draw:connector>
        <draw:custom-shape draw:style-name="gr50" draw:text-style-name="P2" xml:id="id46" draw:id="id46" draw:layer="layout" svg:width="4.609cm" svg:height="0.8cm" svg:x="7.19cm" svg:y="9.989cm">
          <text:p text:style-name="P1"><text:span text:style-name="T1">usb_register_bus(&amp;hcd-&gt;self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5" draw:id="id45" draw:layer="layout" svg:width="4.609cm" svg:height="0.8cm" svg:x="1.89cm" svg:y="9.989cm">
          <text:p text:style-name="P1"><text:span text:style-name="T1">usb_add_hcd</text:span></text:p>
          <text:p text:style-name="P1"><text:span text:style-name="T1">(hcd, hcd_irq, IRQF_SHA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499cm" svg:y1="10.389cm" svg:x2="7.19cm" svg:y2="10.389cm" draw:start-shape="id45" draw:start-glue-point="1" draw:end-shape="id46" draw:end-glue-point="3" svg:d="M6499 10389h691" svg:viewBox="0 0 692 1">
          <text:p/>
        </draw:connector>
        <draw:custom-shape draw:style-name="gr50" draw:text-style-name="P2" xml:id="id47" draw:id="id47" draw:layer="layout" svg:width="4.609cm" svg:height="0.8cm" svg:x="7.2cm" svg:y="11.5cm">
          <text:p text:style-name="P1"><text:span text:style-name="T1">rhdev = usb_alloc_dev</text:span></text:p>
          <text:p text:style-name="P1"><text:span text:style-name="T1">(NULL, &amp;hcd-&gt;self, 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8" draw:id="id48" draw:layer="layout" svg:width="4.609cm" svg:height="0.8cm" svg:x="7.2cm" svg:y="12.801cm">
          <text:p text:style-name="P1"><text:span text:style-name="T1">retval = hcd-&gt;driver-&gt;reset(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9.504cm" svg:y1="12.3cm" svg:x2="9.504cm" svg:y2="12.801cm" draw:start-shape="id47" draw:start-glue-point="2" draw:end-shape="id48" draw:end-glue-point="0" svg:d="M9504 12300v501" svg:viewBox="0 0 1 502">
          <text:p/>
        </draw:connector>
        <draw:connector draw:style-name="gr8" draw:text-style-name="P4" draw:layer="layout" draw:type="curve" svg:x1="9.494cm" svg:y1="10.789cm" svg:x2="9.504cm" svg:y2="11.5cm" draw:start-shape="id46" draw:start-glue-point="2" draw:end-shape="id47" draw:end-glue-point="0" svg:d="M9494 10789c0 534 10 179 10 711" svg:viewBox="0 0 11 712">
          <text:p/>
        </draw:connector>
        <draw:custom-shape draw:style-name="gr50" draw:text-style-name="P2" xml:id="id49" draw:id="id49" draw:layer="layout" svg:width="4.609cm" svg:height="0.8cm" svg:x="12.5cm" svg:y="12.802cm">
          <text:p text:style-name="P1"><text:span text:style-name="T1">uhci_init(struct usb_hcd *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1.809cm" svg:y1="13.201cm" svg:x2="12.5cm" svg:y2="13.202cm" draw:start-shape="id48" draw:start-glue-point="1" draw:end-shape="id49" draw:end-glue-point="3" svg:d="M11809 13201c517 0 172 1 691 1" svg:viewBox="0 0 692 2">
          <text:p/>
        </draw:connector>
        <draw:custom-shape draw:style-name="gr51" draw:text-style-name="P2" xml:id="id52" draw:id="id52" draw:layer="layout" svg:width="4.609cm" svg:height="0.8cm" svg:x="12.481cm" svg:y="14.6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0" draw:id="id50" draw:layer="layout" svg:width="4.609cm" svg:height="0.8cm" svg:x="12.491cm" svg:y="15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1" draw:id="id51" draw:layer="layout" svg:width="4.609cm" svg:height="0.8cm" svg:x="12.491cm" svg:y="17.3cm">
          <text:p text:style-name="P1"><text:span text:style-name="T1">check_and_reset_hc(uhci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4.795cm" svg:y1="16.799cm" svg:x2="14.795cm" svg:y2="17.3cm" draw:start-shape="id50" draw:start-glue-point="2" draw:end-shape="id51" draw:end-glue-point="0" svg:d="M14795 16799v501" svg:viewBox="0 0 1 502">
          <text:p/>
        </draw:connector>
        <draw:connector draw:style-name="gr8" draw:text-style-name="P4" draw:layer="layout" draw:type="curve" svg:x1="14.785cm" svg:y1="15.488cm" svg:x2="14.795cm" svg:y2="15.999cm" draw:start-shape="id52" draw:start-glue-point="2" draw:end-shape="id50" draw:end-glue-point="0" svg:d="M14785 15488c0 384 10 129 10 511" svg:viewBox="0 0 11 512">
          <text:p/>
        </draw:connector>
        <draw:connector draw:style-name="gr8" draw:text-style-name="P4" draw:layer="layout" svg:x1="17.109cm" svg:y1="13.202cm" svg:x2="14.785cm" svg:y2="14.688cm" draw:start-shape="id49" draw:start-glue-point="1" draw:end-shape="id52" draw:end-glue-point="0" svg:d="M17109 13202h501v944h-2825v542" svg:viewBox="0 0 2826 1487">
          <text:p/>
        </draw:connector>
        <draw:custom-shape draw:style-name="gr50" draw:text-style-name="P2" xml:id="id53" draw:id="id53" draw:layer="layout" svg:width="4.609cm" svg:height="1.198cm" svg:x="7.2cm" svg:y="14.302cm">
          <text:p text:style-name="P1"><text:span text:style-name="T1">request_irq(irqnum, </text:span></text:p>
          <text:p text:style-name="P1"><text:span text:style-name="T1">&amp;usb_hcd_irq, irqflags,</text:span></text:p>
          <text:p text:style-name="P1"><text:span text:style-name="T1">hcd-&gt;irq_descr, 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9.504cm" svg:y1="13.601cm" svg:x2="9.504cm" svg:y2="14.302cm" draw:start-shape="id48" draw:start-glue-point="2" draw:end-shape="id53" draw:end-glue-point="0" svg:d="M9504 13601v701" svg:viewBox="0 0 1 702">
          <text:p/>
        </draw:connector>
        <draw:custom-shape draw:style-name="gr50" draw:text-style-name="P2" xml:id="id54" draw:id="id54" draw:layer="layout" svg:width="4.609cm" svg:height="0.797cm" svg:x="7.2cm" svg:y="16.003cm">
          <text:p text:style-name="P1"><text:span text:style-name="T1">retval = hcd-&gt;driver-&gt;start(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s" svg:x1="9.504cm" svg:y1="15.5cm" svg:x2="9.504cm" svg:y2="16.003cm" draw:start-shape="id53" draw:start-glue-point="2" draw:end-shape="id54" draw:end-glue-point="0" svg:d="M9504 15500v502-501 502" svg:viewBox="0 0 1 504">
          <text:p/>
        </draw:connector>
        <draw:custom-shape draw:style-name="gr50" draw:text-style-name="P2" xml:id="id55" draw:id="id55" draw:layer="layout" svg:width="4.609cm" svg:height="0.8cm" svg:x="7.2cm" svg:y="17.3cm">
          <text:p text:style-name="P1"><text:span text:style-name="T1">retval = register_root_hub(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6" draw:id="id56" draw:layer="layout" svg:width="4.609cm" svg:height="0.8cm" svg:x="7.21cm" svg:y="18.611cm">
          <text:p text:style-name="P1"><text:span text:style-name="T1">usb_hcd_poll_rh_status(hc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9.504cm" svg:y1="18.1cm" svg:x2="9.514cm" svg:y2="18.611cm" draw:start-shape="id55" draw:start-glue-point="2" draw:end-shape="id56" draw:end-glue-point="0" svg:d="M9504 18100c0 384 10 129 10 511" svg:viewBox="0 0 11 512">
          <text:p/>
        </draw:connector>
        <draw:connector draw:style-name="gr8" draw:text-style-name="P4" draw:layer="layout" svg:x1="9.504cm" svg:y1="16.8cm" svg:x2="9.504cm" svg:y2="17.3cm" draw:start-shape="id54" draw:start-glue-point="2" draw:end-shape="id55" draw:end-glue-point="0" svg:d="M9504 16800v500" svg:viewBox="0 0 1 501">
          <text:p/>
        </draw:connector>
        <draw:custom-shape draw:style-name="gr50" draw:text-style-name="P2" xml:id="id57" draw:id="id57" draw:layer="layout" svg:width="4.609cm" svg:height="0.8cm" svg:x="12.51cm" svg:y="18.612cm">
          <text:p text:style-name="P1"><text:span text:style-name="T1">uhci_hub_status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1.819cm" svg:y1="19.011cm" svg:x2="12.51cm" svg:y2="19.012cm" draw:start-shape="id56" draw:start-glue-point="1" draw:end-shape="id57" draw:end-glue-point="3" svg:d="M11819 19011h345v1h346" svg:viewBox="0 0 692 2">
          <text:p/>
        </draw:connector>
        <draw:custom-shape draw:style-name="gr50" draw:text-style-name="P2" xml:id="id58" draw:id="id58" draw:layer="layout" svg:width="4.609cm" svg:height="0.8cm" svg:x="17.8cm" svg:y="18.6cm">
          <text:p text:style-name="P1"><text:span text:style-name="T1">uhci_scan_sche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7.119cm" svg:y1="19.012cm" svg:x2="17.8cm" svg:y2="19cm" draw:start-shape="id57" draw:start-glue-point="1" draw:end-shape="id58" draw:end-glue-point="3" svg:d="M17119 19012h340v-12h341" svg:viewBox="0 0 682 13">
          <text:p/>
        </draw:connector>
        <draw:custom-shape draw:style-name="gr50" draw:text-style-name="P2" xml:id="id59" draw:id="id59" draw:layer="layout" svg:width="4.609cm" svg:height="0.8cm" svg:x="17.781cm" svg:y="19.9cm">
          <text:p text:style-name="P1"><text:span text:style-name="T1">uhci_check_ports(uhci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60" draw:id="id60" draw:layer="layout" svg:width="4.609cm" svg:height="0.8cm" svg:x="17.791cm" svg:y="21.211cm">
          <text:p text:style-name="P1"><text:span text:style-name="T1">get_hub_status_data(uhci, buf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20.085cm" svg:y1="20.7cm" svg:x2="20.095cm" svg:y2="21.211cm" draw:start-shape="id59" draw:start-glue-point="2" draw:end-shape="id60" draw:end-glue-point="0" svg:d="M20085 20700c0 384 10 129 10 511" svg:viewBox="0 0 11 512">
          <text:p/>
        </draw:connector>
        <draw:connector draw:style-name="gr8" draw:text-style-name="P4" draw:layer="layout" svg:x1="20.104cm" svg:y1="19.4cm" svg:x2="20.085cm" svg:y2="19.9cm" draw:start-shape="id58" draw:start-glue-point="2" draw:end-shape="id59" draw:end-glue-point="0" svg:d="M20104 19400v251h-19v249" svg:viewBox="0 0 20 501">
          <text:p/>
        </draw:connector>
        <draw:custom-shape draw:style-name="gr50" draw:text-style-name="P2" xml:id="id61" draw:id="id61" draw:layer="layout" svg:width="4.609cm" svg:height="0.8cm" svg:x="12.5cm" svg:y="20cm">
          <text:p text:style-name="P1"><text:span text:style-name="T1">any_ports_active(uhc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62" draw:id="id62" draw:layer="layout" svg:width="4.609cm" svg:height="0.8cm" svg:x="12.51cm" svg:y="2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804cm" svg:y1="20.8cm" svg:x2="14.814cm" svg:y2="21.311cm" draw:start-shape="id61" draw:start-glue-point="2" draw:end-shape="id62" draw:end-glue-point="0" svg:d="M14804 20800c0 384 10 129 10 511" svg:viewBox="0 0 11 512">
          <text:p/>
        </draw:connector>
        <draw:connector draw:style-name="gr8" draw:text-style-name="P4" draw:layer="layout" svg:x1="14.814cm" svg:y1="19.412cm" svg:x2="14.804cm" svg:y2="20cm" draw:start-shape="id57" draw:start-glue-point="2" draw:end-shape="id61" draw:end-glue-point="0" svg:d="M14814 19412v295h-10v293" svg:viewBox="0 0 11 589">
          <text:p/>
        </draw:connector>
      </draw:page>
      <draw:page draw:name="page3" draw:style-name="dp1" draw:master-page-name="Default">
        <draw:custom-shape draw:style-name="gr50" draw:text-style-name="P2" xml:id="id63" draw:id="id63" draw:layer="layout" svg:width="4.609cm" svg:height="0.8cm" svg:x="1.89cm" svg:y="1.764cm">
          <text:p text:style-name="P1"><text:span text:style-name="T1">uhci_hcd_init(vo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65" draw:id="id65" draw:layer="layout" svg:width="4.609cm" svg:height="0.8cm" svg:x="1.89cm" svg:y="5.466cm">
          <text:p text:style-name="P1"><text:span text:style-name="T1">usb_hcd_pci_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66" draw:id="id66" draw:layer="layout" svg:width="4.609cm" svg:height="0.8cm" svg:x="1.89cm" svg:y="7.287cm">
          <text:p text:style-name="P1"><text:span text:style-name="T1">usb_create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499cm" svg:y1="2.164cm" svg:x2="4.104cm" svg:y2="3.667cm" draw:start-shape="id63" draw:start-glue-point="1" draw:end-shape="id64" draw:end-glue-point="0" svg:d="M6499 2164h501v952h-2896v551" svg:viewBox="0 0 2897 1504">
          <text:p/>
        </draw:connector>
        <draw:custom-shape draw:style-name="gr50" draw:text-style-name="P2" xml:id="id64" draw:id="id64" draw:layer="layout" svg:width="4.609cm" svg:height="0.733cm" svg:x="1.8cm" svg:y="3.667cm">
          <text:p text:style-name="P1"><text:span text:style-name="T1">pci_register_driver(&amp;uhci_pci_driv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409cm" svg:y1="4.033cm" svg:x2="4.194cm" svg:y2="5.466cm" draw:start-shape="id64" draw:start-glue-point="1" draw:end-shape="id65" draw:end-glue-point="0" svg:d="M6409 4033h501v900h-2716v533" svg:viewBox="0 0 2717 1434">
          <text:p/>
        </draw:connector>
        <draw:connector draw:style-name="gr8" draw:text-style-name="P4" draw:layer="layout" svg:x1="6.499cm" svg:y1="5.866cm" svg:x2="4.194cm" svg:y2="7.287cm" draw:start-shape="id65" draw:start-glue-point="1" draw:end-shape="id66" draw:end-glue-point="0" svg:d="M6499 5866h501v911h-2806v510" svg:viewBox="0 0 2807 1422">
          <text:p/>
        </draw:connector>
        <draw:custom-shape draw:style-name="gr50" draw:text-style-name="P2" xml:id="id67" draw:id="id67" draw:layer="layout" svg:width="4.609cm" svg:height="0.8cm" svg:x="1.89cm" svg:y="8.588cm">
          <text:p text:style-name="P1"><text:span text:style-name="T1">pci_set_master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68" draw:id="id68" draw:layer="layout" svg:width="4.609cm" svg:height="0.8cm" svg:x="1.89cm" svg:y="9.988cm">
          <text:p text:style-name="P1"><text:span text:style-name="T1">usb_add_hcd</text:span></text:p>
          <text:p text:style-name="P1"><text:span text:style-name="T1">(hcd, hcd_irq, IRQF_SHA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4.194cm" svg:y1="8.087cm" svg:x2="4.194cm" svg:y2="8.588cm" draw:start-shape="id66" draw:start-glue-point="2" draw:end-shape="id67" draw:end-glue-point="0" svg:d="M4194 8087v501" svg:viewBox="0 0 1 502">
          <text:p/>
        </draw:connector>
        <draw:connector draw:style-name="gr8" draw:text-style-name="P4" draw:layer="layout" svg:x1="4.194cm" svg:y1="9.388cm" svg:x2="4.194cm" svg:y2="9.988cm" draw:start-shape="id67" draw:start-glue-point="2" draw:end-shape="id68" draw:end-glue-point="0" svg:d="M4194 9388v600" svg:viewBox="0 0 1 601">
          <text:p/>
        </draw:connector>
        <draw:custom-shape draw:style-name="gr50" draw:text-style-name="P2" xml:id="id70" draw:id="id70" draw:layer="layout" svg:width="4.609cm" svg:height="0.8cm" svg:x="7.19cm" svg:y="9.989cm">
          <text:p text:style-name="P1"><text:span text:style-name="T1">usb_register_bus(&amp;hcd-&gt;self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69" draw:id="id69" draw:layer="layout" svg:width="4.609cm" svg:height="0.8cm" svg:x="1.89cm" svg:y="9.989cm">
          <text:p text:style-name="P1"><text:span text:style-name="T1">usb_add_hcd</text:span></text:p>
          <text:p text:style-name="P1"><text:span text:style-name="T1">(hcd, hcd_irq, IRQF_SHA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499cm" svg:y1="10.389cm" svg:x2="7.19cm" svg:y2="10.389cm" draw:start-shape="id69" draw:start-glue-point="1" draw:end-shape="id70" draw:end-glue-point="3" svg:d="M6499 10389h691" svg:viewBox="0 0 692 1">
          <text:p/>
        </draw:connector>
        <draw:custom-shape draw:style-name="gr50" draw:text-style-name="P2" xml:id="id71" draw:id="id71" draw:layer="layout" svg:width="4.609cm" svg:height="0.8cm" svg:x="7.2cm" svg:y="11.5cm">
          <text:p text:style-name="P1"><text:span text:style-name="T1">rhdev = usb_alloc_dev</text:span></text:p>
          <text:p text:style-name="P1"><text:span text:style-name="T1">(NULL, &amp;hcd-&gt;self, 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72" draw:id="id72" draw:layer="layout" svg:width="4.609cm" svg:height="0.8cm" svg:x="7.2cm" svg:y="12.801cm">
          <text:p text:style-name="P1"><text:span text:style-name="T1">retval = hcd-&gt;driver-&gt;reset(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9.504cm" svg:y1="12.3cm" svg:x2="9.504cm" svg:y2="12.801cm" draw:start-shape="id71" draw:start-glue-point="2" draw:end-shape="id72" draw:end-glue-point="0" svg:d="M9504 12300v501" svg:viewBox="0 0 1 502">
          <text:p/>
        </draw:connector>
        <draw:connector draw:style-name="gr8" draw:text-style-name="P4" draw:layer="layout" draw:type="curve" svg:x1="9.494cm" svg:y1="10.789cm" svg:x2="9.504cm" svg:y2="11.5cm" draw:start-shape="id70" draw:start-glue-point="2" draw:end-shape="id71" draw:end-glue-point="0" svg:d="M9494 10789c0 534 10 179 10 711" svg:viewBox="0 0 11 712">
          <text:p/>
        </draw:connector>
        <draw:custom-shape draw:style-name="gr50" draw:text-style-name="P2" xml:id="id73" draw:id="id73" draw:layer="layout" svg:width="4.609cm" svg:height="0.8cm" svg:x="12.5cm" svg:y="12.802cm">
          <text:p text:style-name="P1"><text:span text:style-name="T1">uhci_init(struct usb_hcd *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1.809cm" svg:y1="13.201cm" svg:x2="12.5cm" svg:y2="13.202cm" draw:start-shape="id72" draw:start-glue-point="1" draw:end-shape="id73" draw:end-glue-point="3" svg:d="M11809 13201c517 0 172 1 691 1" svg:viewBox="0 0 692 2">
          <text:p/>
        </draw:connector>
        <draw:custom-shape draw:style-name="gr51" draw:text-style-name="P2" xml:id="id76" draw:id="id76" draw:layer="layout" svg:width="4.609cm" svg:height="0.8cm" svg:x="12.481cm" svg:y="14.688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74" draw:id="id74" draw:layer="layout" svg:width="4.609cm" svg:height="0.8cm" svg:x="12.491cm" svg:y="15.999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75" draw:id="id75" draw:layer="layout" svg:width="4.609cm" svg:height="0.8cm" svg:x="12.491cm" svg:y="17.3cm">
          <text:p text:style-name="P1"><text:span text:style-name="T1">check_and_reset_hc(uhci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4.795cm" svg:y1="16.799cm" svg:x2="14.795cm" svg:y2="17.3cm" draw:start-shape="id74" draw:start-glue-point="2" draw:end-shape="id75" draw:end-glue-point="0" svg:d="M14795 16799v501" svg:viewBox="0 0 1 502">
          <text:p/>
        </draw:connector>
        <draw:connector draw:style-name="gr8" draw:text-style-name="P4" draw:layer="layout" draw:type="curve" svg:x1="14.785cm" svg:y1="15.488cm" svg:x2="14.795cm" svg:y2="15.999cm" draw:start-shape="id76" draw:start-glue-point="2" draw:end-shape="id74" draw:end-glue-point="0" svg:d="M14785 15488c0 384 10 129 10 511" svg:viewBox="0 0 11 512">
          <text:p/>
        </draw:connector>
        <draw:connector draw:style-name="gr8" draw:text-style-name="P4" draw:layer="layout" svg:x1="17.109cm" svg:y1="13.202cm" svg:x2="14.785cm" svg:y2="14.688cm" draw:start-shape="id73" draw:start-glue-point="1" draw:end-shape="id76" draw:end-glue-point="0" svg:d="M17109 13202h501v944h-2825v542" svg:viewBox="0 0 2826 1487">
          <text:p/>
        </draw:connector>
        <draw:custom-shape draw:style-name="gr50" draw:text-style-name="P2" xml:id="id77" draw:id="id77" draw:layer="layout" svg:width="4.609cm" svg:height="1.198cm" svg:x="7.2cm" svg:y="14.302cm">
          <text:p text:style-name="P1"><text:span text:style-name="T1">request_irq(irqnum, </text:span></text:p>
          <text:p text:style-name="P1"><text:span text:style-name="T1">&amp;usb_hcd_irq, irqflags,</text:span></text:p>
          <text:p text:style-name="P1"><text:span text:style-name="T1">hcd-&gt;irq_descr, 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9.504cm" svg:y1="13.601cm" svg:x2="9.504cm" svg:y2="14.302cm" draw:start-shape="id72" draw:start-glue-point="2" draw:end-shape="id77" draw:end-glue-point="0" svg:d="M9504 13601v701" svg:viewBox="0 0 1 702">
          <text:p/>
        </draw:connector>
        <draw:custom-shape draw:style-name="gr50" draw:text-style-name="P2" xml:id="id78" draw:id="id78" draw:layer="layout" svg:width="4.609cm" svg:height="0.797cm" svg:x="7.2cm" svg:y="16.003cm">
          <text:p text:style-name="P1"><text:span text:style-name="T1">retval = hcd-&gt;driver-&gt;start(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s" svg:x1="9.504cm" svg:y1="15.5cm" svg:x2="9.504cm" svg:y2="16.003cm" draw:start-shape="id77" draw:start-glue-point="2" draw:end-shape="id78" draw:end-glue-point="0" svg:d="M9504 15500v502-501 502" svg:viewBox="0 0 1 504">
          <text:p/>
        </draw:connector>
        <draw:custom-shape draw:style-name="gr50" draw:text-style-name="P2" xml:id="id79" draw:id="id79" draw:layer="layout" svg:width="4.609cm" svg:height="0.8cm" svg:x="7.2cm" svg:y="17.3cm">
          <text:p text:style-name="P1"><text:span text:style-name="T1">retval = register_root_hub(hc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80" draw:id="id80" draw:layer="layout" svg:width="4.609cm" svg:height="0.8cm" svg:x="7.21cm" svg:y="18.611cm">
          <text:p text:style-name="P1"><text:span text:style-name="T1">usb_hcd_poll_rh_status(hc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9.504cm" svg:y1="18.1cm" svg:x2="9.514cm" svg:y2="18.611cm" draw:start-shape="id79" draw:start-glue-point="2" draw:end-shape="id80" draw:end-glue-point="0" svg:d="M9504 18100c0 384 10 129 10 511" svg:viewBox="0 0 11 512">
          <text:p/>
        </draw:connector>
        <draw:connector draw:style-name="gr8" draw:text-style-name="P4" draw:layer="layout" svg:x1="9.504cm" svg:y1="16.8cm" svg:x2="9.504cm" svg:y2="17.3cm" draw:start-shape="id78" draw:start-glue-point="2" draw:end-shape="id79" draw:end-glue-point="0" svg:d="M9504 16800v500" svg:viewBox="0 0 1 501">
          <text:p/>
        </draw:connector>
        <draw:custom-shape draw:style-name="gr50" draw:text-style-name="P2" xml:id="id81" draw:id="id81" draw:layer="layout" svg:width="4.609cm" svg:height="0.8cm" svg:x="12.51cm" svg:y="18.612cm">
          <text:p text:style-name="P1"><text:span text:style-name="T1">uhci_hub_status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1.819cm" svg:y1="19.011cm" svg:x2="12.51cm" svg:y2="19.012cm" draw:start-shape="id80" draw:start-glue-point="1" draw:end-shape="id81" draw:end-glue-point="3" svg:d="M11819 19011h345v1h346" svg:viewBox="0 0 692 2">
          <text:p/>
        </draw:connector>
        <draw:custom-shape draw:style-name="gr50" draw:text-style-name="P2" xml:id="id82" draw:id="id82" draw:layer="layout" svg:width="4.609cm" svg:height="0.8cm" svg:x="17.8cm" svg:y="18.6cm">
          <text:p text:style-name="P1"><text:span text:style-name="T1">uhci_scan_sche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7.119cm" svg:y1="19.012cm" svg:x2="17.8cm" svg:y2="19cm" draw:start-shape="id81" draw:start-glue-point="1" draw:end-shape="id82" draw:end-glue-point="3" svg:d="M17119 19012h340v-12h341" svg:viewBox="0 0 682 13">
          <text:p/>
        </draw:connector>
        <draw:custom-shape draw:style-name="gr50" draw:text-style-name="P2" xml:id="id83" draw:id="id83" draw:layer="layout" svg:width="4.609cm" svg:height="0.8cm" svg:x="17.781cm" svg:y="19.9cm">
          <text:p text:style-name="P1"><text:span text:style-name="T1">uhci_check_ports(uhci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84" draw:id="id84" draw:layer="layout" svg:width="4.609cm" svg:height="0.8cm" svg:x="17.791cm" svg:y="21.211cm">
          <text:p text:style-name="P1"><text:span text:style-name="T1">get_hub_status_data(uhci, buf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20.085cm" svg:y1="20.7cm" svg:x2="20.095cm" svg:y2="21.211cm" draw:start-shape="id83" draw:start-glue-point="2" draw:end-shape="id84" draw:end-glue-point="0" svg:d="M20085 20700c0 384 10 129 10 511" svg:viewBox="0 0 11 512">
          <text:p/>
        </draw:connector>
        <draw:connector draw:style-name="gr8" draw:text-style-name="P4" draw:layer="layout" svg:x1="20.104cm" svg:y1="19.4cm" svg:x2="20.085cm" svg:y2="19.9cm" draw:start-shape="id82" draw:start-glue-point="2" draw:end-shape="id83" draw:end-glue-point="0" svg:d="M20104 19400v251h-19v249" svg:viewBox="0 0 20 501">
          <text:p/>
        </draw:connector>
        <draw:custom-shape draw:style-name="gr50" draw:text-style-name="P2" xml:id="id85" draw:id="id85" draw:layer="layout" svg:width="4.609cm" svg:height="0.8cm" svg:x="12.5cm" svg:y="20cm">
          <text:p text:style-name="P1"><text:span text:style-name="T1">any_ports_active(uhc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86" draw:id="id86" draw:layer="layout" svg:width="4.609cm" svg:height="0.8cm" svg:x="12.51cm" svg:y="2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804cm" svg:y1="20.8cm" svg:x2="14.814cm" svg:y2="21.311cm" draw:start-shape="id85" draw:start-glue-point="2" draw:end-shape="id86" draw:end-glue-point="0" svg:d="M14804 20800c0 384 10 129 10 511" svg:viewBox="0 0 11 512">
          <text:p/>
        </draw:connector>
        <draw:connector draw:style-name="gr8" draw:text-style-name="P4" draw:layer="layout" svg:x1="14.814cm" svg:y1="19.412cm" svg:x2="14.804cm" svg:y2="20cm" draw:start-shape="id81" draw:start-glue-point="2" draw:end-shape="id85" draw:end-glue-point="0" svg:d="M14814 19412v295h-10v293" svg:viewBox="0 0 11 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2789v211h-114l-1286-2392v2392h-200v-2392l-1286 2392h-114v-211z"/>
    <draw:marker draw:name="Arrowheads_20_3" draw:display-name="Arrowheads 3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3DT1H7M52S</meta:editing-duration>
    <meta:editing-cycles>259</meta:editing-cycles>
    <meta:generator>LibreOffice/4.2.8.2$Linux_X86_64 LibreOffice_project/420m0$Build-2</meta:generator>
    <meta:initial-creator>fhy </meta:initial-creator>
    <dc:date>2016-04-10T09:36:01.123980377</dc:date>
    <meta:document-statistic meta:object-count="190"/>
  </office:meta>
</office:document-meta>
</file>